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.72mm"/>
    </style:style>
    <style:style style:name="co4" style:family="table-column">
      <style:table-column-properties fo:break-before="auto" style:column-width="2.98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3.67mm" fo:break-before="auto" style:use-optimal-row-height="false"/>
    </style:style>
    <style:style style:name="ro9" style:family="table-row">
      <style:table-row-properties style:row-height="6.05mm" fo:break-before="auto" style:use-optimal-row-height="fals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18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Source Code Pro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  <style:text-properties style:font-name="Source Code Pro"/>
    </style:style>
    <style:style style:name="ce6" style:family="table-cell" style:parent-style-name="Default">
      <style:table-cell-properties fo:background-color="#808080"/>
      <style:text-properties style:font-name="Source Code Pro"/>
    </style:style>
    <style:style style:name="ce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Source Code Pro"/>
    </style:style>
    <style:style style:name="ce14" style:family="table-cell" style:parent-style-name="Default" style:data-style-name="N4">
      <style:text-properties style:font-name="Source Code Pro"/>
    </style:style>
    <style:style style:name="ce1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"/>
    <style:style style:name="ce17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Source Code Pr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5mm" svg:height="90.01mm" svg:x="273.31mm" svg:y="72.38mm">
            <loext:p draw:notify-on-update-of-ranges="Arkusz1.Q2:Arkusz1.Q4 Arkusz1.R1:Arkusz1.R1 Arkusz1.R2:Arkusz1.R4 Arkusz1.S1:Arkusz1.S1 Arkusz1.S2:Arkusz1.S4 Arkusz1.T1:Arkusz1.T1 Arkusz1.T2:Arkusz1.T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1.3mm" svg:y="164.21mm">
            <loext:p draw:notify-on-update-of-ranges="Arkusz1.Q2:Arkusz1.Q4 Arkusz1.U3:Arkusz1.U3 Arkusz1.U2:Arkusz1.U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2.69mm" svg:y="251.48mm">
            <loext:p draw:notify-on-update-of-ranges="Arkusz1.Q2:Arkusz1.Q4 Arkusz1.V1:Arkusz1.V1 Arkusz1.V2:Arkusz1.V4 Arkusz1.W1:Arkusz1.W1 Arkusz1.W2:Arkusz1.W4 Arkusz1.X1:Arkusz1.X1 Arkusz1.X2:Arkusz1.X4 Arkusz1.Y1:Arkusz1.Y1 Arkusz1.Y2:Arkusz1.Y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5mm" svg:height="90.01mm" svg:x="448.16mm" svg:y="74.29mm">
            <loext:p draw:notify-on-update-of-ranges="Arkusz1.Q5:Arkusz1.Q7 Arkusz1.R1:Arkusz1.R1 Arkusz1.R5:Arkusz1.R7 Arkusz1.S1:Arkusz1.S1 Arkusz1.S5:Arkusz1.S7 Arkusz1.T1:Arkusz1.T1 Arkusz1.T5:Arkusz1.T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48.16mm" svg:y="248.34mm">
            <loext:p draw:notify-on-update-of-ranges="Arkusz1.Q5:Arkusz1.Q7 Arkusz1.V1:Arkusz1.V1 Arkusz1.V5:Arkusz1.V7 Arkusz1.W1:Arkusz1.W1 Arkusz1.W5:Arkusz1.W7 Arkusz1.X1:Arkusz1.X1 Arkusz1.X5:Arkusz1.X7 Arkusz1.Y1:Arkusz1.Y1 Arkusz1.Y5:Arkusz1.Y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5mm" svg:height="90.01mm" svg:x="606.38mm" svg:y="74.29mm">
            <loext:p draw:notify-on-update-of-ranges="Arkusz1.Q8:Arkusz1.Q10 Arkusz1.R1:Arkusz1.R1 Arkusz1.R8:Arkusz1.R10 Arkusz1.S1:Arkusz1.S1 Arkusz1.S8:Arkusz1.S10 Arkusz1.T1:Arkusz1.T1 Arkusz1.T8:Arkusz1.T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606.38mm" svg:y="177.31mm">
            <loext:p draw:notify-on-update-of-ranges="Arkusz1.Q8:Arkusz1.Q10 Arkusz1.U1:Arkusz1.U1 Arkusz1.U8:Arkusz1.U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606.37mm" svg:y="255.65mm">
            <loext:p draw:notify-on-update-of-ranges="Arkusz1.Q8:Arkusz1.Q10 Arkusz1.V1:Arkusz1.V1 Arkusz1.V8:Arkusz1.V10 Arkusz1.W1:Arkusz1.W1 Arkusz1.W8:Arkusz1.W10 Arkusz1.X1:Arkusz1.X1 Arkusz1.X8:Arkusz1.X10 Arkusz1.Y1:Arkusz1.Y1 Arkusz1.Y8:Arkusz1.Y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5mm" svg:height="90.01mm" svg:x="764.65mm" svg:y="74.29mm">
            <loext:p draw:notify-on-update-of-ranges="Arkusz1.Q11:Arkusz1.Q13 Arkusz1.R1:Arkusz1.R1 Arkusz1.R11:Arkusz1.R13 Arkusz1.S1:Arkusz1.S1 Arkusz1.S11:Arkusz1.S13 Arkusz1.T1:Arkusz1.T1 Arkusz1.T11:Arkusz1.T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764.65mm" svg:y="177.31mm">
            <loext:p draw:notify-on-update-of-ranges="Arkusz1.Q11:Arkusz1.Q13 Arkusz1.U1:Arkusz1.U1 Arkusz1.U11:Arkusz1.U1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764.65mm" svg:y="267.31mm">
            <loext:p draw:notify-on-update-of-ranges="Arkusz1.Q11:Arkusz1.Q13 Arkusz1.V1:Arkusz1.V1 Arkusz1.V11:Arkusz1.V13 Arkusz1.W1:Arkusz1.W1 Arkusz1.W11:Arkusz1.W13 Arkusz1.X1:Arkusz1.X1 Arkusz1.X11:Arkusz1.X13 Arkusz1.Y1:Arkusz1.Y1 Arkusz1.Y11:Arkusz1.Y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5"/>
        <table:table-column table:style-name="co2" table:number-columns-repeated="4" table:default-cell-style-name="ce1"/>
        <table:table-column table:style-name="co4" table:default-cell-style-name="ce5"/>
        <table:table-column table:style-name="co2" table:number-columns-repeated="4" table:default-cell-style-name="ce1"/>
        <table:table-column table:style-name="co3" table:default-cell-style-name="ce5"/>
        <table:table-column table:style-name="co5" table:default-cell-style-name="ce1"/>
        <table:table-column table:style-name="co6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JS</text:p>
          </table:table-cell>
          <table:table-cell office:value-type="string" calcext:value-type="string">
            <text:p>fibonacci</text:p>
          </table:table-cell>
          <table:table-cell table:number-columns-repeated="3"/>
          <table:table-cell office:value-type="string" calcext:value-type="string">
            <text:p>Elixir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Całkowita</text:p>
          </table:table-cell>
          <table:table-cell office:value-type="string" calcext:value-type="string">
            <text:p>Poprawne</text:p>
          </table:table-cell>
          <table:table-cell office:value-type="string" calcext:value-type="string">
            <text:p>Błędne</text:p>
          </table:table-cell>
          <table:table-cell table:style-name="Default" office:value-type="string" calcext:value-type="string">
            <text:p>Procent poprawnych zapytań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  <table:table-cell office:value-type="string" calcext:value-type="string">
            <text:p>Średni</text:p>
          </table:table-cell>
          <table:table-cell office:value-type="string" calcext:value-type="string">
            <text:p>Odchylenie standardowe</text:p>
          </table:table-cell>
          <table:table-cell table:number-columns-repeated="999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Fibonacci</text:p>
          </table:table-cell>
          <table:table-cell table:style-name="ce13" office:value-type="string" calcext:value-type="string">
            <text:p>Zapytania</text:p>
          </table:table-cell>
          <table:table-cell table:number-columns-repeated="3"/>
          <table:table-cell table:style-name="Default" office:value-type="string" calcext:value-type="string">
            <text:p>fib</text:p>
          </table:table-cell>
          <table:table-cell table:style-name="Default" office:value-type="string" calcext:value-type="string">
            <text:p>Java</text:p>
          </table:table-cell>
          <table:table-cell table:style-name="ce15" office:value-type="float" office:value="6.253" calcext:value-type="float">
            <text:p>6,25</text:p>
          </table:table-cell>
          <table:table-cell table:style-name="ce4" office:value-type="float" office:value="1.626" calcext:value-type="float">
            <text:p>1,626</text:p>
          </table:table-cell>
          <table:table-cell table:style-name="Default" table:formula="of:=[.R2]-[.S2]" office:value-type="float" office:value="4.627" calcext:value-type="float">
            <text:p>4,627</text:p>
          </table:table-cell>
          <table:table-cell table:style-name="ce16" table:formula="of:=[.C4]/[.B4]*1" office:value-type="percentage" office:value="0.26" calcext:value-type="percentage">
            <text:p>26%</text:p>
          </table:table-cell>
          <table:table-cell table:style-name="ce17" office:value-type="float" office:value="5892" calcext:value-type="float">
            <text:p>6tyś.</text:p>
          </table:table-cell>
          <table:table-cell table:style-name="ce17" office:value-type="float" office:value="60014" calcext:value-type="float">
            <text:p>60tyś.</text:p>
          </table:table-cell>
          <table:table-cell table:style-name="ce17" office:value-type="float" office:value="32721" calcext:value-type="float">
            <text:p>33tyś.</text:p>
          </table:table-cell>
          <table:table-cell table:style-name="ce17" office:value-type="float" office:value="15440" calcext:value-type="float">
            <text:p>15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7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W sum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O</text:p>
          </table:table-cell>
          <table:table-cell/>
          <table:table-cell table:style-name="Default"/>
          <table:table-cell office:value-type="string" calcext:value-type="string">
            <text:p>JavaScript</text:p>
          </table:table-cell>
          <table:table-cell table:style-name="ce15" office:value-type="float" office:value="5.249" calcext:value-type="float">
            <text:p>5,25</text:p>
          </table:table-cell>
          <table:table-cell table:style-name="ce4" office:value-type="float" office:value="0.199" calcext:value-type="float">
            <text:p>0,199</text:p>
          </table:table-cell>
          <table:table-cell table:style-name="Default" table:formula="of:=[.R3]-[.S3]" office:value-type="float" office:value="5.05" calcext:value-type="float">
            <text:p>5,05</text:p>
          </table:table-cell>
          <table:table-cell table:style-name="ce16" table:formula="of:=[.H4]/[.G4]*1" office:value-type="percentage" office:value="0.038" calcext:value-type="percentage">
            <text:p>4%</text:p>
          </table:table-cell>
          <table:table-cell table:style-name="ce17" office:value-type="float" office:value="1787" calcext:value-type="float">
            <text:p>2tyś.</text:p>
          </table:table-cell>
          <table:table-cell table:style-name="ce17" office:value-type="float" office:value="58662" calcext:value-type="float">
            <text:p>59tyś.</text:p>
          </table:table-cell>
          <table:table-cell table:style-name="ce17" office:value-type="float" office:value="30188" calcext:value-type="float">
            <text:p>30tyś.</text:p>
          </table:table-cell>
          <table:table-cell table:style-name="ce17" office:value-type="float" office:value="16884" calcext:value-type="float">
            <text:p>17tyś.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40" calcext:value-type="float">
            <text:p>740</text:p>
          </table:table-cell>
          <table:table-cell/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62" calcext:value-type="float">
            <text:p>962</text:p>
          </table:table-cell>
          <table:table-cell table:number-columns-repeated="2"/>
          <table:table-cell table:style-name="ce14" office:value-type="float" office:value="1000" calcext:value-type="float">
            <text:p>1 000,00</text:p>
          </table:table-cell>
          <table:table-cell table:style-name="ce14" office:value-type="float" office:value="747" calcext:value-type="float">
            <text:p>747,00</text:p>
          </table:table-cell>
          <table:table-cell table:style-name="ce15" office:value-type="float" office:value="253" calcext:value-type="float">
            <text:p>253,00</text:p>
          </table:table-cell>
          <table:table-cell/>
          <table:table-cell table:style-name="Default"/>
          <table:table-cell office:value-type="string" calcext:value-type="string">
            <text:p>Elixir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5" office:value-type="float" office:value="4.679" calcext:value-type="float">
            <text:p>4,68</text:p>
          </table:table-cell>
          <table:table-cell table:style-name="Default" table:formula="of:=[.R4]-[.S4]" office:value-type="float" office:value="1.585" calcext:value-type="float">
            <text:p>1,585</text:p>
          </table:table-cell>
          <table:table-cell table:style-name="ce16" table:formula="of:=[.M4]/[.L4]*1" office:value-type="percentage" office:value="0.747" calcext:value-type="percentage">
            <text:p>75%</text:p>
          </table:table-cell>
          <table:table-cell table:style-name="ce17" office:value-type="float" office:value="484" calcext:value-type="float">
            <text:p>0tyś.</text:p>
          </table:table-cell>
          <table:table-cell table:style-name="ce17" office:value-type="float" office:value="59975" calcext:value-type="float">
            <text:p>60tyś.</text:p>
          </table:table-cell>
          <table:table-cell table:style-name="ce17" office:value-type="float" office:value="33324" calcext:value-type="float">
            <text:p>33tyś.</text:p>
          </table:table-cell>
          <table:table-cell table:style-name="ce17" office:value-type="float" office:value="17152" calcext:value-type="float">
            <text:p>17tyś.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6.253" calcext:value-type="float">
            <text:p>6,253</text:p>
          </table:table-cell>
          <table:table-cell table:style-name="ce4" office:value-type="float" office:value="1.626" calcext:value-type="float">
            <text:p>1,626</text:p>
          </table:table-cell>
          <table:table-cell table:style-name="ce4" office:value-type="float" office:value="4.627" calcext:value-type="float">
            <text:p>4,627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5.249" calcext:value-type="float">
            <text:p>5,249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string" calcext:value-type="string">
            <text:p>5,05</text:p>
          </table:table-cell>
          <table:table-cell/>
          <table:table-cell office:value-type="string" calcext:value-type="string">
            <text:p>Średnia l./s</text:p>
          </table:table-cell>
          <table:table-cell table:style-name="ce14" office:value-type="float" office:value="6.264" calcext:value-type="float">
            <text:p>6,26</text:p>
          </table:table-cell>
          <table:table-cell table:style-name="ce15" office:value-type="float" office:value="4.679" calcext:value-type="float">
            <text:p>4,68</text:p>
          </table:table-cell>
          <table:table-cell table:style-name="ce4" office:value-type="float" office:value="1.585" calcext:value-type="float">
            <text:p>1,585</text:p>
          </table:table-cell>
          <table:table-cell/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Default" table:formula="of:=[.R5]-[.S5]" office:value-type="float" office:value="0" calcext:value-type="float">
            <text:p>0</text:p>
          </table:table-cell>
          <table:table-cell table:style-name="ce16" table:formula="of:=[.C19]/[.B19]*1" office:value-type="percentage" office:value="1" calcext:value-type="percentage">
            <text:p>100%</text:p>
          </table:table-cell>
          <table:table-cell table:style-name="ce17" office:value-type="float" office:value="1067" calcext:value-type="float">
            <text:p>1tyś.</text:p>
          </table:table-cell>
          <table:table-cell table:style-name="ce17" office:value-type="float" office:value="4233" calcext:value-type="float">
            <text:p>4tyś.</text:p>
          </table:table-cell>
          <table:table-cell table:style-name="ce17" office:value-type="float" office:value="2606" calcext:value-type="float">
            <text:p>3tyś.</text:p>
          </table:table-cell>
          <table:table-cell table:style-name="ce17" office:value-type="float" office:value="759" calcext:value-type="float">
            <text:p>1tyś.</text:p>
          </table:table-cell>
          <table:table-cell table:number-columns-repeated="999"/>
        </table:table-row>
        <table:table-row table:style-name="ro2">
          <table:table-cell table:number-columns-repeated="16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Default" table:formula="of:=[.R6]-[.S6]" office:value-type="float" office:value="0" calcext:value-type="float">
            <text:p>0</text:p>
          </table:table-cell>
          <table:table-cell table:style-name="ce16" table:formula="of:=[.H19]/[.G19]*1" office:value-type="percentage" office:value="1" calcext:value-type="percentage">
            <text:p>100%</text:p>
          </table:table-cell>
          <table:table-cell table:style-name="ce17" office:value-type="float" office:value="248" calcext:value-type="float">
            <text:p>0tyś.</text:p>
          </table:table-cell>
          <table:table-cell table:style-name="ce17" office:value-type="float" office:value="22763" calcext:value-type="float">
            <text:p>23tyś.</text:p>
          </table:table-cell>
          <table:table-cell table:style-name="ce17" office:value-type="float" office:value="2921" calcext:value-type="float">
            <text:p>3tyś.</text:p>
          </table:table-cell>
          <table:table-cell table:style-name="ce17" office:value-type="float" office:value="2162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Default" table:formula="of:=[.R7]-[.S7]" office:value-type="float" office:value="0" calcext:value-type="float">
            <text:p>0</text:p>
          </table:table-cell>
          <table:table-cell table:style-name="ce16" table:formula="of:=[.M19]/[.L19]*1" office:value-type="percentage" office:value="1" calcext:value-type="percentage">
            <text:p>100%</text:p>
          </table:table-cell>
          <table:table-cell table:style-name="ce17" office:value-type="float" office:value="639" calcext:value-type="float">
            <text:p>1tyś.</text:p>
          </table:table-cell>
          <table:table-cell table:style-name="ce17" office:value-type="float" office:value="21174" calcext:value-type="float">
            <text:p>21tyś.</text:p>
          </table:table-cell>
          <table:table-cell table:style-name="ce17" office:value-type="float" office:value="3342" calcext:value-type="float">
            <text:p>3tyś.</text:p>
          </table:table-cell>
          <table:table-cell table:style-name="ce17" office:value-type="float" office:value="2239" calcext:value-type="float">
            <text:p>2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892" calcext:value-type="float">
            <text:p>5892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787" calcext:value-type="float">
            <text:p>1787</text:p>
          </table:table-cell>
          <table:table-cell table:style-name="ce4" office:value-type="float" office:value="60000" calcext:value-type="float">
            <text:p>60000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84" calcext:value-type="float">
            <text:p>484</text:p>
          </table:table-cell>
          <table:table-cell table:style-name="ce4" office:value-type="float" office:value="60008" calcext:value-type="float">
            <text:p>60008</text:p>
          </table:table-cell>
          <table:table-cell/>
          <table:table-cell office:value-type="string" calcext:value-type="string">
            <text:p>matrix</text:p>
          </table:table-cell>
          <table:table-cell table:style-name="Default" office:value-type="string" calcext:value-type="string">
            <text:p>Java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Default" table:formula="of:=[.R8]-[.S8]" office:value-type="float" office:value="0" calcext:value-type="float">
            <text:p>0</text:p>
          </table:table-cell>
          <table:table-cell table:style-name="ce16" table:formula="of:=[.C34]/[.B34]*1" office:value-type="percentage" office:value="1" calcext:value-type="percentage">
            <text:p>100%</text:p>
          </table:table-cell>
          <table:table-cell table:style-name="ce17" office:value-type="float" office:value="5" calcext:value-type="float">
            <text:p>0tyś.</text:p>
          </table:table-cell>
          <table:table-cell table:style-name="ce17" office:value-type="float" office:value="1418" calcext:value-type="float">
            <text:p>1tyś.</text:p>
          </table:table-cell>
          <table:table-cell table:style-name="ce17" office:value-type="float" office:value="162" calcext:value-type="float">
            <text:p>0tyś.</text:p>
          </table:table-cell>
          <table:table-cell table:style-name="ce17" office:value-type="float" office:value="137" calcext:value-type="float">
            <text:p>0tyś.</text:p>
          </table:table-cell>
          <table:table-cell table:number-columns-repeated="999"/>
        </table:table-row>
        <table:table-row table:style-name="ro4">
          <table:table-cell table:style-name="ce4" office:value-type="string" calcext:value-type="string">
            <text:p>50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32751" calcext:value-type="float">
            <text:p>3275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30198" calcext:value-type="float">
            <text:p>30198</text:p>
          </table:table-cell>
          <table:table-cell table:style-name="ce4" office:value-type="float" office:value="60004" calcext:value-type="float">
            <text:p>60004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46684" calcext:value-type="float">
            <text:p>46684</text:p>
          </table:table-cell>
          <table:table-cell table:style-name="ce4" office:value-type="float" office:value="35390" calcext:value-type="float">
            <text:p>35390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Default" table:formula="of:=[.R9]-[.S9]" office:value-type="float" office:value="0" calcext:value-type="float">
            <text:p>0</text:p>
          </table:table-cell>
          <table:table-cell table:style-name="ce16" table:formula="of:=[.H34]/[.G34]*1" office:value-type="percentage" office:value="1" calcext:value-type="percentage">
            <text:p>100%</text:p>
          </table:table-cell>
          <table:table-cell table:style-name="ce17" office:value-type="float" office:value="219" calcext:value-type="float">
            <text:p>0tyś.</text:p>
          </table:table-cell>
          <table:table-cell table:style-name="ce17" office:value-type="float" office:value="1161" calcext:value-type="float">
            <text:p>1tyś.</text:p>
          </table:table-cell>
          <table:table-cell table:style-name="ce17" office:value-type="float" office:value="644" calcext:value-type="float">
            <text:p>1tyś.</text:p>
          </table:table-cell>
          <table:table-cell table:style-name="ce17" office:value-type="float" office:value="203" calcext:value-type="float">
            <text:p>0tyś.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7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45996" calcext:value-type="float">
            <text:p>45996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6" calcext:value-type="float">
            <text:p>60006</text:p>
          </table:table-cell>
          <table:table-cell table:style-name="ce4" office:value-type="float" office:value="44441" calcext:value-type="float">
            <text:p>44441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48516" calcext:value-type="float">
            <text:p>48516</text:p>
          </table:table-cell>
          <table:table-cell table:style-name="ce4" office:value-type="float" office:value="60009" calcext:value-type="float">
            <text:p>60009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Default" table:formula="of:=[.R10]-[.S10]" office:value-type="float" office:value="4.76900000000001" calcext:value-type="float">
            <text:p>4,769</text:p>
          </table:table-cell>
          <table:table-cell table:style-name="ce16" table:formula="of:=[.M34]/[.L34]*1" office:value-type="percentage" office:value="0.9274" calcext:value-type="percentage">
            <text:p>93%</text:p>
          </table:table-cell>
          <table:table-cell table:style-name="ce17" office:value-type="float" office:value="443" calcext:value-type="float">
            <text:p>0tyś.</text:p>
          </table:table-cell>
          <table:table-cell table:style-name="ce17" office:value-type="float" office:value="55303" calcext:value-type="float">
            <text:p>55tyś.</text:p>
          </table:table-cell>
          <table:table-cell table:style-name="ce17" office:value-type="float" office:value="19058" calcext:value-type="float">
            <text:p>19tyś.</text:p>
          </table:table-cell>
          <table:table-cell table:style-name="ce17" office:value-type="float" office:value="9461" calcext:value-type="float">
            <text:p>9tyś.</text:p>
          </table:table-cell>
          <table:table-cell table:number-columns-repeated="999"/>
        </table:table-row>
        <table:table-row table:style-name="ro6">
          <table:table-cell table:style-name="ce4" office:value-type="string" calcext:value-type="string">
            <text:p>95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6091" calcext:value-type="float">
            <text:p>5609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91075" calcext:value-type="float">
            <text:p>91075</text:p>
          </table:table-cell>
          <table:table-cell table:style-name="ce4" office:value-type="float" office:value="55782" calcext:value-type="float">
            <text:p>55782</text:p>
          </table:table-cell>
          <table:table-cell table:style-name="ce4" office:value-type="float" office:value="91075" calcext:value-type="float">
            <text:p>91075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8" calcext:value-type="float">
            <text:p>60008</text:p>
          </table:table-cell>
          <table:table-cell table:style-name="ce4" office:value-type="float" office:value="56588" calcext:value-type="float">
            <text:p>56588</text:p>
          </table:table-cell>
          <table:table-cell table:style-name="ce4" office:value-type="float" office:value="60009" calcext:value-type="float">
            <text:p>60009</text:p>
          </table:table-cell>
          <table:table-cell/>
          <table:table-cell office:value-type="string" calcext:value-type="string">
            <text:p>simple</text:p>
          </table:table-cell>
          <table:table-cell table:style-name="Default" office:value-type="string" calcext:value-type="string">
            <text:p>Java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Default" table:formula="of:=[.R11]-[.S11]" office:value-type="float" office:value="52.9749999999999" calcext:value-type="float">
            <text:p>52,975</text:p>
          </table:table-cell>
          <table:table-cell table:style-name="ce16" table:formula="of:=[.C49]/[.B49]*1" office:value-type="percentage" office:value="0.977562857142857" calcext:value-type="percentage">
            <text:p>98%</text:p>
          </table:table-cell>
          <table:table-cell table:style-name="ce17" office:value-type="float" office:value="3" calcext:value-type="float">
            <text:p>0tyś.</text:p>
          </table:table-cell>
          <table:table-cell table:style-name="ce17" office:value-type="float" office:value="86686" calcext:value-type="float">
            <text:p>87tyś.</text:p>
          </table:table-cell>
          <table:table-cell table:style-name="ce17" office:value-type="float" office:value="2894" calcext:value-type="float">
            <text:p>3tyś.</text:p>
          </table:table-cell>
          <table:table-cell table:style-name="ce17" office:value-type="float" office:value="7160" calcext:value-type="float">
            <text:p>7tyś.</text:p>
          </table:table-cell>
          <table:table-cell table:number-columns-repeated="999"/>
        </table:table-row>
        <table:table-row table:style-name="ro7">
          <table:table-cell table:style-name="ce4" office:value-type="string" calcext:value-type="string">
            <text:p>99 percentyl</text:p>
          </table:table-cell>
          <table:table-cell table:style-name="ce4" office:value-type="float" office:value="60011" calcext:value-type="float">
            <text:p>60011</text:p>
          </table:table-cell>
          <table:table-cell table:style-name="ce4" office:value-type="float" office:value="58727" calcext:value-type="float">
            <text:p>58727</text:p>
          </table:table-cell>
          <table:table-cell table:style-name="ce4" office:value-type="float" office:value="60012" calcext:value-type="float">
            <text:p>60012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91104" calcext:value-type="float">
            <text:p>91104</text:p>
          </table:table-cell>
          <table:table-cell table:style-name="ce4" office:value-type="float" office:value="58082" calcext:value-type="float">
            <text:p>58082</text:p>
          </table:table-cell>
          <table:table-cell table:style-name="ce4" office:value-type="float" office:value="91104" calcext:value-type="float">
            <text:p>91104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9" calcext:value-type="float">
            <text:p>60009</text:p>
          </table:table-cell>
          <table:table-cell table:style-name="ce4" office:value-type="float" office:value="59529" calcext:value-type="float">
            <text:p>59529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Default" table:formula="of:=[.R12]-[.S12]" office:value-type="float" office:value="73.7529999999999" calcext:value-type="float">
            <text:p>73,753</text:p>
          </table:table-cell>
          <table:table-cell table:style-name="ce16" table:formula="of:=[.H49]/[.G49]*1" office:value-type="percentage" office:value="0.957645714285714" calcext:value-type="percentage">
            <text:p>96%</text:p>
          </table:table-cell>
          <table:table-cell table:style-name="ce17" office:value-type="float" office:value="1" calcext:value-type="float">
            <text:p>0tyś.</text:p>
          </table:table-cell>
          <table:table-cell table:style-name="ce17" office:value-type="float" office:value="70845" calcext:value-type="float">
            <text:p>71tyś.</text:p>
          </table:table-cell>
          <table:table-cell table:style-name="ce17" office:value-type="float" office:value="4462" calcext:value-type="float">
            <text:p>4tyś.</text:p>
          </table:table-cell>
          <table:table-cell table:style-name="ce17" office:value-type="float" office:value="6237" calcext:value-type="float">
            <text:p>6tyś.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60014" calcext:value-type="float">
            <text:p>60014</text:p>
          </table:table-cell>
          <table:table-cell table:style-name="ce4" office:value-type="float" office:value="59941" calcext:value-type="float">
            <text:p>59941</text:p>
          </table:table-cell>
          <table:table-cell table:style-name="ce4" office:value-type="float" office:value="60014" calcext:value-type="float">
            <text:p>60014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91115" calcext:value-type="float">
            <text:p>91115</text:p>
          </table:table-cell>
          <table:table-cell table:style-name="ce4" office:value-type="float" office:value="58662" calcext:value-type="float">
            <text:p>58662</text:p>
          </table:table-cell>
          <table:table-cell table:style-name="ce4" office:value-type="float" office:value="91115" calcext:value-type="float">
            <text:p>91115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60010" calcext:value-type="float">
            <text:p>60010</text:p>
          </table:table-cell>
          <table:table-cell table:style-name="ce4" office:value-type="float" office:value="59975" calcext:value-type="float">
            <text:p>59975</text:p>
          </table:table-cell>
          <table:table-cell table:style-name="ce4" office:value-type="float" office:value="60010" calcext:value-type="float">
            <text:p>60010</text:p>
          </table:table-cell>
          <table:table-cell table:number-columns-repeated="2"/>
          <table:table-cell office:value-type="string" calcext:value-type="string">
            <text:p>Elixir</text:p>
          </table:table-cell>
          <table:table-cell table:style-name="ce4" office:value-type="float" office:value="2713.936" calcext:value-type="float">
            <text:p>2713,936</text:p>
          </table:table-cell>
          <table:table-cell table:style-name="ce4" office:value-type="float" office:value="2707.973" calcext:value-type="float">
            <text:p>2707,973</text:p>
          </table:table-cell>
          <table:table-cell table:style-name="Default" table:formula="of:=[.R13]-[.S13]" office:value-type="float" office:value="5.96300000000019" calcext:value-type="float">
            <text:p>5,963</text:p>
          </table:table-cell>
          <table:table-cell table:style-name="ce16" table:formula="of:=[.M49]/[.L49]*1" office:value-type="percentage" office:value="0.997802857142857" calcext:value-type="percentage">
            <text:p>100%</text:p>
          </table:table-cell>
          <table:table-cell table:style-name="ce17" office:value-type="float" office:value="0" calcext:value-type="float">
            <text:p>0tyś.</text:p>
          </table:table-cell>
          <table:table-cell table:style-name="ce17" office:value-type="float" office:value="67311" calcext:value-type="float">
            <text:p>67tyś.</text:p>
          </table:table-cell>
          <table:table-cell table:style-name="ce17" office:value-type="float" office:value="1712" calcext:value-type="float">
            <text:p>2tyś.</text:p>
          </table:table-cell>
          <table:table-cell table:style-name="ce17" office:value-type="float" office:value="4376" calcext:value-type="float">
            <text:p>4tyś.</text:p>
          </table:table-cell>
          <table:table-cell table:number-columns-repeated="999"/>
        </table:table-row>
        <table:table-row table:style-name="ro8">
          <table:table-cell table:style-name="ce4" office:value-type="string" calcext:value-type="string">
            <text:p>Średnia</text:p>
          </table:table-cell>
          <table:table-cell table:style-name="ce4" office:value-type="float" office:value="52915" calcext:value-type="float">
            <text:p>52915</text:p>
          </table:table-cell>
          <table:table-cell table:style-name="ce4" office:value-type="float" office:value="32721" calcext:value-type="float">
            <text:p>32721</text:p>
          </table:table-cell>
          <table:table-cell table:style-name="ce4" office:value-type="float" office:value="60010" calcext:value-type="float">
            <text:p>6001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62260" calcext:value-type="float">
            <text:p>62260</text:p>
          </table:table-cell>
          <table:table-cell table:style-name="ce4" office:value-type="float" office:value="30188" calcext:value-type="float">
            <text:p>30188</text:p>
          </table:table-cell>
          <table:table-cell table:style-name="ce4" office:value-type="float" office:value="63527" calcext:value-type="float">
            <text:p>63527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40075" calcext:value-type="float">
            <text:p>40075</text:p>
          </table:table-cell>
          <table:table-cell table:style-name="ce4" office:value-type="float" office:value="33324" calcext:value-type="float">
            <text:p>33324</text:p>
          </table:table-cell>
          <table:table-cell table:style-name="ce4" office:value-type="float" office:value="60008" calcext:value-type="float">
            <text:p>60008</text:p>
          </table:table-cell>
          <table:table-cell table:number-columns-repeated="1010"/>
        </table:table-row>
        <table:table-row table:style-name="ro9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326" calcext:value-type="float">
            <text:p>14326</text:p>
          </table:table-cell>
          <table:table-cell table:style-name="ce4" office:value-type="float" office:value="15440" calcext:value-type="float">
            <text:p>1544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900" calcext:value-type="float">
            <text:p>10900</text:p>
          </table:table-cell>
          <table:table-cell table:style-name="ce4" office:value-type="float" office:value="16884" calcext:value-type="float">
            <text:p>16884</text:p>
          </table:table-cell>
          <table:table-cell table:style-name="ce4" office:value-type="float" office:value="8367" calcext:value-type="float">
            <text:p>8367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8823" calcext:value-type="float">
            <text:p>18823</text:p>
          </table:table-cell>
          <table:table-cell table:style-name="ce4" office:value-type="float" office:value="17152" calcext:value-type="float">
            <text:p>171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0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3"/>
          <table:table-cell table:style-name="ce9"/>
          <table:table-cell office:value-type="string" calcext:value-type="string">
            <text:p>file</text:p>
          </table:table-cell>
          <table:table-cell table:number-columns-repeated="5"/>
          <table:table-cell office:value-type="string" calcext:value-type="string">
            <text:p>File</text:p>
          </table:table-cell>
          <table:table-cell office:value-type="string" calcext:value-type="string">
            <text:p>Zapytania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2000" calcext:value-type="float">
            <text:p>12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5.657" calcext:value-type="float">
            <text:p>115,65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114.718" calcext:value-type="float">
            <text:p>114,718</text:p>
          </table:table-cell>
          <table:table-cell table:style-name="ce4" office:value-type="string" calcext:value-type="string">
            <text:p>-</text:p>
          </table:table-cell>
          <table:table-cell/>
          <table:table-cell office:value-type="string" calcext:value-type="string">
            <text:p>Średnia l./s</text:p>
          </table:table-cell>
          <table:table-cell table:number-columns-repeated="2" table:style-name="ce4" office:value-type="float" office:value="116.457" calcext:value-type="float">
            <text:p>116,45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067" calcext:value-type="float">
            <text:p>1067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48" calcext:value-type="float">
            <text:p>248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611" calcext:value-type="float">
            <text:p>261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461" calcext:value-type="float">
            <text:p>24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797" calcext:value-type="float">
            <text:p>2797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252" calcext:value-type="float">
            <text:p>325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3632" calcext:value-type="float">
            <text:p>3632</text:p>
          </table:table-cell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3988" calcext:value-type="float">
            <text:p>3988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3782" calcext:value-type="float">
            <text:p>37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3882" calcext:value-type="float">
            <text:p>388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0849" calcext:value-type="float">
            <text:p>1084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616" calcext:value-type="float">
            <text:p>11616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4233" calcext:value-type="float">
            <text:p>423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2763" calcext:value-type="float">
            <text:p>2276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21174" calcext:value-type="float">
            <text:p>21174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606" calcext:value-type="float">
            <text:p>2606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2921" calcext:value-type="float">
            <text:p>292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3342" calcext:value-type="float">
            <text:p>3342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759" calcext:value-type="float">
            <text:p>75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162" calcext:value-type="float">
            <text:p>216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239" calcext:value-type="float">
            <text:p>2239</text:p>
          </table:table-cell>
          <table:table-cell table:style-name="ce4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matrix</text:p>
          </table:table-cell>
          <table:table-cell table:style-name="ce5" table:number-columns-repeated="3"/>
          <table:table-cell/>
          <table:table-cell table:style-name="ce5"/>
          <table:table-cell table:style-name="ce5" office:value-type="string" calcext:value-type="string">
            <text:p>Matrix</text:p>
          </table:table-cell>
          <table:table-cell table:style-name="ce5" table:number-columns-repeated="2"/>
          <table:table-cell/>
          <table:table-cell table:style-name="ce5" table:number-columns-repeated="1009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274" calcext:value-type="float">
            <text:p>9274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85" calcext:value-type="float">
            <text:p>99,78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number-columns-repeated="2" table:style-name="ce4" office:value-type="float" office:value="99.743" calcext:value-type="float">
            <text:p>99,74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65.691" calcext:value-type="float">
            <text:p>65,691</text:p>
          </table:table-cell>
          <table:table-cell table:style-name="ce4" office:value-type="float" office:value="60.922" calcext:value-type="float">
            <text:p>60,922</text:p>
          </table:table-cell>
          <table:table-cell table:style-name="ce4" office:value-type="float" office:value="4.769" calcext:value-type="float">
            <text:p>4,76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8129" calcext:value-type="float">
            <text:p>38129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-</text:p>
          </table:table-cell>
          <table:table-cell table:style-name="ce10"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55" calcext:value-type="float">
            <text:p>65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17306" calcext:value-type="float">
            <text:p>17306</text:p>
          </table:table-cell>
          <table:table-cell table:style-name="ce4" office:value-type="float" office:value="16997" calcext:value-type="float">
            <text:p>16997</text:p>
          </table:table-cell>
          <table:table-cell table:style-name="ce4" office:value-type="float" office:value="60004" calcext:value-type="float">
            <text:p>60004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75 percentyl</text:p>
          </table:table-cell>
          <table:table-cell table:number-columns-repeated="2"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23553" calcext:value-type="float">
            <text:p>23553</text:p>
          </table:table-cell>
          <table:table-cell table:style-name="ce4" office:value-type="float" office:value="21548" calcext:value-type="float">
            <text:p>21548</text:p>
          </table:table-cell>
          <table:table-cell table:style-name="ce4" office:value-type="float" office:value="60005" calcext:value-type="float">
            <text:p>60005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5 percentyl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60004" calcext:value-type="float">
            <text:p>60004</text:p>
          </table:table-cell>
          <table:table-cell table:style-name="ce4" office:value-type="float" office:value="41425" calcext:value-type="float">
            <text:p>41425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815" calcext:value-type="float">
            <text:p>815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99 percentyl</text:p>
          </table:table-cell>
          <table:table-cell table:number-columns-repeated="2"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05" calcext:value-type="float">
            <text:p>60005</text:p>
          </table:table-cell>
          <table:table-cell table:style-name="ce4" office:value-type="float" office:value="47648" calcext:value-type="float">
            <text:p>47648</text:p>
          </table:table-cell>
          <table:table-cell table:style-name="ce4" office:value-type="float" office:value="62513" calcext:value-type="float">
            <text:p>6251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418" calcext:value-type="float">
            <text:p>1418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1161" calcext:value-type="float">
            <text:p>1161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51" calcext:value-type="float">
            <text:p>75051</text:p>
          </table:table-cell>
          <table:table-cell table:style-name="ce4" office:value-type="float" office:value="55303" calcext:value-type="float">
            <text:p>55303</text:p>
          </table:table-cell>
          <table:table-cell table:style-name="ce4" office:value-type="float" office:value="75051" calcext:value-type="float">
            <text:p>7505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Średnia</text:p>
          </table:table-cell>
          <table:table-cell table:number-columns-repeated="2" table:style-name="ce4" office:value-type="float" office:value="644" calcext:value-type="float">
            <text:p>644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22038" calcext:value-type="float">
            <text:p>22038</text:p>
          </table:table-cell>
          <table:table-cell table:style-name="ce4" office:value-type="float" office:value="19058" calcext:value-type="float">
            <text:p>19058</text:p>
          </table:table-cell>
          <table:table-cell table:style-name="ce4" office:value-type="float" office:value="60103" calcext:value-type="float">
            <text:p>60103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-</text:p>
          </table:table-cell>
          <table:table-cell table:style-name="ce9"/>
          <table:table-cell table:style-name="ce4" office:value-type="string" calcext:value-type="string">
            <text:p>Odchylenie standardowe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4021" calcext:value-type="float">
            <text:p>14021</text:p>
          </table:table-cell>
          <table:table-cell table:style-name="ce4" office:value-type="float" office:value="9461" calcext:value-type="float">
            <text:p>9461</text:p>
          </table:table-cell>
          <table:table-cell table:style-name="ce4" office:value-type="float" office:value="1518" calcext:value-type="float">
            <text:p>1518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5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imple</text:p>
          </table:table-cell>
          <table:table-cell table:style-name="ce6" table:number-columns-repeated="3"/>
          <table:table-cell table:style-name="ce11"/>
          <table:table-cell table:style-name="ce6" office:value-type="string" calcext:value-type="string">
            <text:p>simple</text:p>
          </table:table-cell>
          <table:table-cell table:style-name="ce6" table:number-columns-repeated="5"/>
          <table:table-cell table:style-name="ce6" office:value-type="string" calcext:value-type="string">
            <text:p>Simple</text:p>
          </table:table-cell>
          <table:table-cell table:style-name="ce6" table:number-columns-repeated="1012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2147" calcext:value-type="float">
            <text:p>342147</text:p>
          </table:table-cell>
          <table:table-cell table:style-name="ce4" office:value-type="float" office:value="7853" calcext:value-type="float">
            <text:p>7853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35176" calcext:value-type="float">
            <text:p>335176</text:p>
          </table:table-cell>
          <table:table-cell table:style-name="ce4" office:value-type="float" office:value="14824" calcext:value-type="float">
            <text:p>14824</text:p>
          </table:table-cell>
          <table:table-cell/>
          <table:table-cell table:style-name="ce3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9231" calcext:value-type="float">
            <text:p>349231</text:p>
          </table:table-cell>
          <table:table-cell table:style-name="ce4" office:value-type="float" office:value="769" calcext:value-type="float">
            <text:p>76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 l./s</text:p>
          </table:table-cell>
          <table:table-cell table:style-name="ce4" office:value-type="float" office:value="2361.052" calcext:value-type="float">
            <text:p>2361,052</text:p>
          </table:table-cell>
          <table:table-cell table:style-name="ce4" office:value-type="float" office:value="2308.077" calcext:value-type="float">
            <text:p>2308,077</text:p>
          </table:table-cell>
          <table:table-cell table:style-name="ce4" office:value-type="float" office:value="52.975" calcext:value-type="float">
            <text:p>52,975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1741.328" calcext:value-type="float">
            <text:p>1741,328</text:p>
          </table:table-cell>
          <table:table-cell table:style-name="ce4" office:value-type="float" office:value="1667.575" calcext:value-type="float">
            <text:p>1667,575</text:p>
          </table:table-cell>
          <table:table-cell table:style-name="ce4" office:value-type="float" office:value="73.753" calcext:value-type="float">
            <text:p>73,753</text:p>
          </table:table-cell>
          <table:table-cell/>
          <table:table-cell table:style-name="ce4" office:value-type="string" calcext:value-type="string">
            <text:p>Średnia l./s</text:p>
          </table:table-cell>
          <table:table-cell table:style-name="ce4" office:value-type="float" office:value="2713.936" calcext:value-type="float">
            <text:p>2713,936</text:p>
          </table:table-cell>
          <table:table-cell table:style-name="ce4" office:value-type="float" office:value="2707.973" calcext:value-type="float">
            <text:p>2707,973</text:p>
          </table:table-cell>
          <table:table-cell table:style-name="ce4" office:value-type="float" office:value="5.963" calcext:value-type="float">
            <text:p>5,96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/>
          <table:table-cell table:style-name="ce2"/>
          <table:table-cell table:style-name="ce8" office:value-type="string" calcext:value-type="string">
            <text:p>W sumie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KO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M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50 percentyl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60032" calcext:value-type="float">
            <text:p>60032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60006" calcext:value-type="float">
            <text:p>60006</text:p>
          </table:table-cell>
          <table:table-cell/>
          <table:table-cell table:style-name="ce4" office:value-type="string" calcext:value-type="string">
            <text:p>50 percentyl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60003" calcext:value-type="float">
            <text:p>60003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75 percentyl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3019" calcext:value-type="float">
            <text:p>3019</text:p>
          </table:table-cell>
          <table:table-cell table:style-name="ce4" office:value-type="float" office:value="61503" calcext:value-type="float">
            <text:p>61503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4826" calcext:value-type="float">
            <text:p>4826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60011" calcext:value-type="float">
            <text:p>60011</text:p>
          </table:table-cell>
          <table:table-cell/>
          <table:table-cell table:style-name="ce4" office:value-type="string" calcext:value-type="string">
            <text:p>75 percentyl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60006" calcext:value-type="float">
            <text:p>60006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5 percentyl</text:p>
          </table:table-cell>
          <table:table-cell table:style-name="ce4" office:value-type="float" office:value="25211" calcext:value-type="float">
            <text:p>25211</text:p>
          </table:table-cell>
          <table:table-cell table:style-name="ce4" office:value-type="float" office:value="15071" calcext:value-type="float">
            <text:p>15071</text:p>
          </table:table-cell>
          <table:table-cell table:style-name="ce4" office:value-type="float" office:value="67298" calcext:value-type="float">
            <text:p>67298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31244" calcext:value-type="float">
            <text:p>31244</text:p>
          </table:table-cell>
          <table:table-cell table:style-name="ce4" office:value-type="float" office:value="15422" calcext:value-type="float">
            <text:p>15422</text:p>
          </table:table-cell>
          <table:table-cell table:style-name="ce4" office:value-type="float" office:value="60041" calcext:value-type="float">
            <text:p>60041</text:p>
          </table:table-cell>
          <table:table-cell/>
          <table:table-cell table:style-name="ce4" office:value-type="string" calcext:value-type="string">
            <text:p>95 percentyl</text:p>
          </table:table-cell>
          <table:table-cell table:style-name="ce4" office:value-type="float" office:value="7474" calcext:value-type="float">
            <text:p>7474</text:p>
          </table:table-cell>
          <table:table-cell table:style-name="ce4" office:value-type="float" office:value="7444" calcext:value-type="float">
            <text:p>7444</text:p>
          </table:table-cell>
          <table:table-cell table:style-name="ce4" office:value-type="float" office:value="61193" calcext:value-type="float">
            <text:p>61193</text:p>
          </table:table-cell>
          <table:table-cell table:number-columns-repeated="1010"/>
        </table:table-row>
        <table:table-row table:style-name="ro11">
          <table:table-cell table:style-name="ce4" office:value-type="string" calcext:value-type="string">
            <text:p>99 percentyl</text:p>
          </table:table-cell>
          <table:table-cell table:style-name="ce4" office:value-type="float" office:value="61040" calcext:value-type="float">
            <text:p>61040</text:p>
          </table:table-cell>
          <table:table-cell table:style-name="ce4" office:value-type="float" office:value="32740" calcext:value-type="float">
            <text:p>32740</text:p>
          </table:table-cell>
          <table:table-cell table:style-name="ce4" office:value-type="float" office:value="91059" calcext:value-type="float">
            <text:p>91059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60012" calcext:value-type="float">
            <text:p>60012</text:p>
          </table:table-cell>
          <table:table-cell table:style-name="ce4" office:value-type="float" office:value="31353" calcext:value-type="float">
            <text:p>31353</text:p>
          </table:table-cell>
          <table:table-cell table:style-name="ce4" office:value-type="float" office:value="60613" calcext:value-type="float">
            <text:p>60613</text:p>
          </table:table-cell>
          <table:table-cell/>
          <table:table-cell table:style-name="ce4" office:value-type="string" calcext:value-type="string">
            <text:p>99 percentyl</text:p>
          </table:table-cell>
          <table:table-cell table:style-name="ce4" office:value-type="float" office:value="31096" calcext:value-type="float">
            <text:p>31096</text:p>
          </table:table-cell>
          <table:table-cell table:style-name="ce4" office:value-type="float" office:value="31075" calcext:value-type="float">
            <text:p>31075</text:p>
          </table:table-cell>
          <table:table-cell table:style-name="ce4" office:value-type="float" office:value="63185" calcext:value-type="float">
            <text:p>6318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4" office:value-type="float" office:value="91412" calcext:value-type="float">
            <text:p>91412</text:p>
          </table:table-cell>
          <table:table-cell table:style-name="ce4" office:value-type="float" office:value="86686" calcext:value-type="float">
            <text:p>86686</text:p>
          </table:table-cell>
          <table:table-cell table:style-name="ce4" office:value-type="float" office:value="91412" calcext:value-type="float">
            <text:p>91412</text:p>
          </table:table-cell>
          <table:table-cell/>
          <table:table-cell table:style-name="ce4" office:value-type="string" calcext:value-type="string">
            <text:p>Max</text:p>
          </table:table-cell>
          <table:table-cell table:style-name="ce4" office:value-type="float" office:value="75062" calcext:value-type="float">
            <text:p>75062</text:p>
          </table:table-cell>
          <table:table-cell table:style-name="ce4" office:value-type="float" office:value="70845" calcext:value-type="float">
            <text:p>70845</text:p>
          </table:table-cell>
          <table:table-cell table:style-name="ce4" office:value-type="float" office:value="75062" calcext:value-type="float">
            <text:p>75062</text:p>
          </table:table-cell>
          <table:table-cell/>
          <table:table-cell table:style-name="ce4" office:value-type="string" calcext:value-type="string">
            <text:p>Max</text:p>
          </table:table-cell>
          <table:table-cell table:number-columns-repeated="2" table:style-name="ce4" office:value-type="float" office:value="67311" calcext:value-type="float">
            <text:p>67311</text:p>
          </table:table-cell>
          <table:table-cell table:style-name="ce4" office:value-type="float" office:value="63344" calcext:value-type="float">
            <text:p>6334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Średnia</text:p>
          </table:table-cell>
          <table:table-cell table:style-name="ce4" office:value-type="float" office:value="4155" calcext:value-type="float">
            <text:p>4155</text:p>
          </table:table-cell>
          <table:table-cell table:style-name="ce4" office:value-type="float" office:value="2894" calcext:value-type="float">
            <text:p>2894</text:p>
          </table:table-cell>
          <table:table-cell table:style-name="ce4" office:value-type="float" office:value="59091" calcext:value-type="float">
            <text:p>59091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5847" calcext:value-type="float">
            <text:p>5847</text:p>
          </table:table-cell>
          <table:table-cell table:style-name="ce4" office:value-type="float" office:value="4462" calcext:value-type="float">
            <text:p>4462</text:p>
          </table:table-cell>
          <table:table-cell table:style-name="ce4" office:value-type="float" office:value="37180" calcext:value-type="float">
            <text:p>37180</text:p>
          </table:table-cell>
          <table:table-cell/>
          <table:table-cell table:style-name="ce4" office:value-type="string" calcext:value-type="string">
            <text:p>Średnia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1712" calcext:value-type="float">
            <text:p>1712</text:p>
          </table:table-cell>
          <table:table-cell table:style-name="ce4" office:value-type="float" office:value="59882" calcext:value-type="float">
            <text:p>59882</text:p>
          </table:table-cell>
          <table:table-cell table:number-columns-repeated="1010"/>
        </table:table-row>
        <table:table-row table:style-name="ro12"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1121" calcext:value-type="float">
            <text:p>11121</text:p>
          </table:table-cell>
          <table:table-cell table:style-name="ce4" office:value-type="float" office:value="7160" calcext:value-type="float">
            <text:p>7160</text:p>
          </table:table-cell>
          <table:table-cell table:style-name="ce4" office:value-type="float" office:value="13856" calcext:value-type="float">
            <text:p>13856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10805" calcext:value-type="float">
            <text:p>10805</text:p>
          </table:table-cell>
          <table:table-cell table:style-name="ce4" office:value-type="float" office:value="6237" calcext:value-type="float">
            <text:p>6237</text:p>
          </table:table-cell>
          <table:table-cell table:style-name="ce4" office:value-type="float" office:value="29181" calcext:value-type="float">
            <text:p>29181</text:p>
          </table:table-cell>
          <table:table-cell/>
          <table:table-cell table:style-name="ce4" office:value-type="string" calcext:value-type="string">
            <text:p>Odchylenie standardowe</text:p>
          </table:table-cell>
          <table:table-cell table:style-name="ce4" office:value-type="float" office:value="5764" calcext:value-type="float">
            <text:p>5764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float" office:value="4376" calcext:value-type="float">
            <text:p>4376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67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Default" table:number-columns-repeated="4"/>
          <table:table-cell table:number-columns-repeated="1020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0" number:display-factor="1000"/>
      <number:text>tyś.</number:text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01:01:23.5831554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</meta:initial-creator>
    <meta:creation-date>2015-12-29T00:34:35.856139488</meta:creation-date>
    <dc:date>2015-12-30T17:01:39.009688513</dc:date>
    <dc:creator>Patryk </dc:creator>
    <meta:editing-duration>PT4H58M27S</meta:editing-duration>
    <meta:editing-cycles>18</meta:editing-cycles>
    <meta:generator>LibreOffice/5.0.4.2$Linux_X86_64 LibreOffice_project/00m0$Build-2</meta:generator>
    <meta:document-statistic meta:table-count="1" meta:cell-count="67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362cm" svg:y="0.316cm" chart:style-name="ch2">
          <text:p>Liczba ciągu fibonacciego</text:p>
        </chart:title>
        <chart:legend chart:legend-position="end" svg:x="13.733cm" svg:y="3.704cm" style:legend-expansion="high" chart:style-name="ch3"/>
        <chart:plot-area chart:style-name="ch4" table:cell-range-address="Arkusz1.Q1:Arkusz1.T4" chart:data-source-has-labels="both" svg:x="1.33cm" svg:y="1.275cm" svg:width="12.084cm" svg:height="6.566cm">
          <chartooo:coordinate-region svg:x="1.951cm" svg:y="1.474cm" svg:width="11.463cm" svg:height="5.72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2:Arkusz1.R4" chart:label-cell-address="Arkusz1.R1:Arkusz1.R1" chart:class="chart:bar">
            <chart:data-point chart:repeated="3"/>
          </chart:series>
          <chart:series chart:style-name="ch11" chart:values-cell-range-address="Arkusz1.S2:Arkusz1.S4" chart:label-cell-address="Arkusz1.S1:Arkusz1.S1" chart:class="chart:bar">
            <chart:data-point chart:repeated="3"/>
          </chart:series>
          <chart:series chart:style-name="ch12" chart:values-cell-range-address="Arkusz1.T2:Arkusz1.T4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6.253">
                <text:p>6.253</text:p>
                <draw:g>
                  <svg:desc>Arkusz1.R2:Arkusz1.R4</svg:desc>
                </draw:g>
              </table:table-cell>
              <table:table-cell office:value-type="float" office:value="1.626">
                <text:p>1.626</text:p>
                <draw:g>
                  <svg:desc>Arkusz1.S2:Arkusz1.S4</svg:desc>
                </draw:g>
              </table:table-cell>
              <table:table-cell office:value-type="float" office:value="4.627">
                <text:p>4.627</text:p>
                <draw:g>
                  <svg:desc>Arkusz1.T2:Arkusz1.T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.249">
                <text:p>5.249</text:p>
              </table:table-cell>
              <table:table-cell office:value-type="float" office:value="0.199">
                <text:p>0.19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.264">
                <text:p>6.264</text:p>
              </table:table-cell>
              <table:table-cell office:value-type="float" office:value="4.679">
                <text:p>4.679</text:p>
              </table:table-cell>
              <table:table-cell office:value-type="float" office:value="1.585">
                <text:p>1.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roste zapytanie</text:p>
        </chart:title>
        <chart:plot-area chart:style-name="ch3" table:cell-range-address="Arkusz1.Q11:Arkusz1.Q13 Arkusz1.U1:Arkusz1.U1 Arkusz1.U11:Arkusz1.U13" chart:data-source-has-labels="both" svg:x="1.331cm" svg:y="1.275cm" svg:width="14.349cm" svg:height="6.564cm">
          <chartooo:coordinate-region svg:x="2.455cm" svg:y="1.474cm" svg:width="13.2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11:Arkusz1.Q13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11:Arkusz1.U13" chart:label-cell-address="Arkusz1.U1:Arkusz1.U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 poprawnych zapytań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0.977562857142857">
                <text:p>0.977562857142857</text:p>
                <draw:g>
                  <svg:desc>Arkusz1.U11:Arkusz1.U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957645714285714">
                <text:p>0.95764571428571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997802857142857">
                <text:p>0.9978028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roste zapytanie</text:p>
        </chart:title>
        <chart:legend chart:legend-position="end" svg:x="11.488cm" svg:y="3.454cm" style:legend-expansion="high" chart:style-name="ch3"/>
        <chart:plot-area chart:style-name="ch4" table:cell-range-address="Arkusz1.Q11:Arkusz1.Q13 Arkusz1.V1:Arkusz1.Y1 Arkusz1.V11:Arkusz1.Y13" chart:data-source-has-labels="both" svg:x="1.331cm" svg:y="1.275cm" svg:width="9.837cm" svg:height="6.564cm">
          <chartooo:coordinate-region svg:x="2.72cm" svg:y="1.474cm" svg:width="8.44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11:Arkusz1.Q13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11:Arkusz1.V13" chart:label-cell-address="Arkusz1.V1:Arkusz1.V1" chart:class="chart:bar">
            <chart:data-point chart:repeated="3"/>
          </chart:series>
          <chart:series chart:style-name="ch11" chart:values-cell-range-address="Arkusz1.W11:Arkusz1.W13" chart:label-cell-address="Arkusz1.W1:Arkusz1.W1" chart:class="chart:bar">
            <chart:data-point chart:repeated="3"/>
          </chart:series>
          <chart:series chart:style-name="ch12" chart:values-cell-range-address="Arkusz1.X11:Arkusz1.X13" chart:label-cell-address="Arkusz1.X1:Arkusz1.X1" chart:class="chart:bar">
            <chart:data-point chart:repeated="3"/>
          </chart:series>
          <chart:series chart:style-name="ch13" chart:values-cell-range-address="Arkusz1.Y11:Arkusz1.Y13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3">
                <text:p>3</text:p>
                <draw:g>
                  <svg:desc>Arkusz1.V11:Arkusz1.V13</svg:desc>
                </draw:g>
              </table:table-cell>
              <table:table-cell office:value-type="float" office:value="86686">
                <text:p>86686</text:p>
                <draw:g>
                  <svg:desc>Arkusz1.W11:Arkusz1.W13</svg:desc>
                </draw:g>
              </table:table-cell>
              <table:table-cell office:value-type="float" office:value="2894">
                <text:p>2894</text:p>
                <draw:g>
                  <svg:desc>Arkusz1.X11:Arkusz1.X13</svg:desc>
                </draw:g>
              </table:table-cell>
              <table:table-cell office:value-type="float" office:value="7160">
                <text:p>7160</text:p>
                <draw:g>
                  <svg:desc>Arkusz1.Y11:Arkusz1.Y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  <table:table-cell office:value-type="float" office:value="70845">
                <text:p>70845</text:p>
              </table:table-cell>
              <table:table-cell office:value-type="float" office:value="4462">
                <text:p>4462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">
                <text:p>0</text:p>
              </table:table-cell>
              <table:table-cell office:value-type="float" office:value="67311">
                <text:p>67311</text:p>
              </table:table-cell>
              <table:table-cell office:value-type="float" office:value="1712">
                <text:p>1712</text:p>
              </table:table-cell>
              <table:table-cell office:value-type="float" office:value="4376">
                <text:p>43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plot-area chart:style-name="ch3" table:cell-range-address="Arkusz1.Q2:Arkusz1.Q4 Arkusz1.U2:Arkusz1.U4" chart:data-source-has-labels="both" svg:x="1.331cm" svg:y="1.275cm" svg:width="14.349cm" svg:height="6.564cm">
          <chartooo:coordinate-region svg:x="2.27cm" svg:y="1.474cm" svg:width="13.41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2:Arkusz1.Q4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2:Arkusz1.U4" chart:label-cell-address="Arkusz1.U3:Arkusz1.U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%</text:p>
                <draw:g>
                  <svg:desc>Arkusz1.U3:Arkusz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0.26">
                <text:p>0.26</text:p>
                <draw:g>
                  <svg:desc>Arkusz1.U2:Arkusz1.U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747">
                <text:p>0.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0" loext:min-decimal-places="0" number:min-integer-digits="0" number:display-factor="1000"/>
      <number:text>tyś.</number:text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Liczba ciągu fibonacciego</text:p>
        </chart:title>
        <chart:legend chart:legend-position="end" svg:x="11.488cm" svg:y="3.454cm" style:legend-expansion="high" chart:style-name="ch3"/>
        <chart:plot-area chart:style-name="ch4" table:cell-range-address="Arkusz1.Q2:Arkusz1.Q4 Arkusz1.V1:Arkusz1.Y4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2:Arkusz1.Q4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2:Arkusz1.V4" chart:label-cell-address="Arkusz1.V1:Arkusz1.V1" chart:class="chart:bar">
            <chart:data-point chart:repeated="3"/>
          </chart:series>
          <chart:series chart:style-name="ch11" chart:values-cell-range-address="Arkusz1.W2:Arkusz1.W4" chart:label-cell-address="Arkusz1.W1:Arkusz1.W1" chart:class="chart:bar">
            <chart:data-point chart:repeated="3"/>
          </chart:series>
          <chart:series chart:style-name="ch12" chart:values-cell-range-address="Arkusz1.X2:Arkusz1.X4" chart:label-cell-address="Arkusz1.X1:Arkusz1.X1" chart:class="chart:bar">
            <chart:data-point chart:repeated="3"/>
          </chart:series>
          <chart:series chart:style-name="ch13" chart:values-cell-range-address="Arkusz1.Y2:Arkusz1.Y4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2:Arkusz1.Q4</svg:desc>
                </draw:g>
              </table:table-cell>
              <table:table-cell office:value-type="float" office:value="5892">
                <text:p>5892</text:p>
                <draw:g>
                  <svg:desc>Arkusz1.V2:Arkusz1.V4</svg:desc>
                </draw:g>
              </table:table-cell>
              <table:table-cell office:value-type="float" office:value="60014">
                <text:p>60014</text:p>
                <draw:g>
                  <svg:desc>Arkusz1.W2:Arkusz1.W4</svg:desc>
                </draw:g>
              </table:table-cell>
              <table:table-cell office:value-type="float" office:value="32721">
                <text:p>32721</text:p>
                <draw:g>
                  <svg:desc>Arkusz1.X2:Arkusz1.X4</svg:desc>
                </draw:g>
              </table:table-cell>
              <table:table-cell office:value-type="float" office:value="15440">
                <text:p>15440</text:p>
                <draw:g>
                  <svg:desc>Arkusz1.Y2:Arkusz1.Y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87">
                <text:p>1787</text:p>
              </table:table-cell>
              <table:table-cell office:value-type="float" office:value="58662">
                <text:p>58662</text:p>
              </table:table-cell>
              <table:table-cell office:value-type="float" office:value="30188">
                <text:p>30188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84">
                <text:p>484</text:p>
              </table:table-cell>
              <table:table-cell office:value-type="float" office:value="59975">
                <text:p>59975</text:p>
              </table:table-cell>
              <table:table-cell office:value-type="float" office:value="33324">
                <text:p>33324</text:p>
              </table:table-cell>
              <table:table-cell office:value-type="float" office:value="17152">
                <text:p>171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671cm" svg:y="0.316cm" chart:style-name="ch2">
          <text:p>Odczyt pliku</text:p>
        </chart:title>
        <chart:legend chart:legend-position="end" svg:x="13.733cm" svg:y="3.704cm" style:legend-expansion="high" chart:style-name="ch3"/>
        <chart:plot-area chart:style-name="ch4" table:cell-range-address="Arkusz1.Q5:Arkusz1.T7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5:Arkusz1.R7" chart:label-cell-address="Arkusz1.R1:Arkusz1.R1" chart:class="chart:bar">
            <chart:data-point chart:repeated="3"/>
          </chart:series>
          <chart:series chart:style-name="ch11" chart:values-cell-range-address="Arkusz1.S5:Arkusz1.S7" chart:label-cell-address="Arkusz1.S1:Arkusz1.S1" chart:class="chart:bar">
            <chart:data-point chart:repeated="3"/>
          </chart:series>
          <chart:series chart:style-name="ch12" chart:values-cell-range-address="Arkusz1.T5:Arkusz1.T7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15.657">
                <text:p>115.657</text:p>
                <draw:g>
                  <svg:desc>Arkusz1.R5:Arkusz1.R7</svg:desc>
                </draw:g>
              </table:table-cell>
              <table:table-cell office:value-type="float" office:value="115.657">
                <text:p>115.657</text:p>
                <draw:g>
                  <svg:desc>Arkusz1.S5:Arkusz1.S7</svg:desc>
                </draw:g>
              </table:table-cell>
              <table:table-cell office:value-type="float" office:value="0">
                <text:p>0</text:p>
                <draw:g>
                  <svg:desc>Arkusz1.T5:Arkusz1.T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14.718">
                <text:p>114.718</text:p>
              </table:table-cell>
              <table:table-cell office:value-type="float" office:value="114.718">
                <text:p>114.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116.457">
                <text:p>116.457</text:p>
              </table:table-cell>
              <table:table-cell office:value-type="float" office:value="116.457">
                <text:p>116.4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Odczyt pliku</text:p>
        </chart:title>
        <chart:legend chart:legend-position="end" svg:x="11.488cm" svg:y="3.454cm" style:legend-expansion="high" chart:style-name="ch3"/>
        <chart:plot-area chart:style-name="ch4" table:cell-range-address="Arkusz1.Q5:Arkusz1.Q7 Arkusz1.V1:Arkusz1.Y1 Arkusz1.V5:Arkusz1.Y7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5:Arkusz1.Q7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5:Arkusz1.V7" chart:label-cell-address="Arkusz1.V1:Arkusz1.V1" chart:class="chart:bar">
            <chart:data-point chart:repeated="3"/>
          </chart:series>
          <chart:series chart:style-name="ch11" chart:values-cell-range-address="Arkusz1.W5:Arkusz1.W7" chart:label-cell-address="Arkusz1.W1:Arkusz1.W1" chart:class="chart:bar">
            <chart:data-point chart:repeated="3"/>
          </chart:series>
          <chart:series chart:style-name="ch12" chart:values-cell-range-address="Arkusz1.X5:Arkusz1.X7" chart:label-cell-address="Arkusz1.X1:Arkusz1.X1" chart:class="chart:bar">
            <chart:data-point chart:repeated="3"/>
          </chart:series>
          <chart:series chart:style-name="ch13" chart:values-cell-range-address="Arkusz1.Y5:Arkusz1.Y7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5:Arkusz1.Q7</svg:desc>
                </draw:g>
              </table:table-cell>
              <table:table-cell office:value-type="float" office:value="1067">
                <text:p>1067</text:p>
                <draw:g>
                  <svg:desc>Arkusz1.V5:Arkusz1.V7</svg:desc>
                </draw:g>
              </table:table-cell>
              <table:table-cell office:value-type="float" office:value="4233">
                <text:p>4233</text:p>
                <draw:g>
                  <svg:desc>Arkusz1.W5:Arkusz1.W7</svg:desc>
                </draw:g>
              </table:table-cell>
              <table:table-cell office:value-type="float" office:value="2606">
                <text:p>2606</text:p>
                <draw:g>
                  <svg:desc>Arkusz1.X5:Arkusz1.X7</svg:desc>
                </draw:g>
              </table:table-cell>
              <table:table-cell office:value-type="float" office:value="759">
                <text:p>759</text:p>
                <draw:g>
                  <svg:desc>Arkusz1.Y5:Arkusz1.Y7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48">
                <text:p>248</text:p>
              </table:table-cell>
              <table:table-cell office:value-type="float" office:value="22763">
                <text:p>22763</text:p>
              </table:table-cell>
              <table:table-cell office:value-type="float" office:value="2921">
                <text:p>292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39">
                <text:p>639</text:p>
              </table:table-cell>
              <table:table-cell office:value-type="float" office:value="21174">
                <text:p>21174</text:p>
              </table:table-cell>
              <table:table-cell office:value-type="float" office:value="3342">
                <text:p>3342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5.613cm" svg:y="0.316cm" chart:style-name="ch2">
          <text:p>Transpozycja macierzy</text:p>
        </chart:title>
        <chart:legend chart:legend-position="end" svg:x="13.733cm" svg:y="3.704cm" style:legend-expansion="high" chart:style-name="ch3"/>
        <chart:plot-area chart:style-name="ch4" table:cell-range-address="Arkusz1.Q8:Arkusz1.T10 Arkusz1.R1:Arkusz1.T1" chart:data-source-has-labels="both" svg:x="1.33cm" svg:y="1.275cm" svg:width="12.084cm" svg:height="6.566cm">
          <chartooo:coordinate-region svg:x="2.137cm" svg:y="1.475cm" svg:width="11.277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8:Arkusz1.Q10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8:Arkusz1.R10" chart:label-cell-address="Arkusz1.R1:Arkusz1.R1" chart:class="chart:bar">
            <chart:data-point chart:repeated="3"/>
          </chart:series>
          <chart:series chart:style-name="ch11" chart:values-cell-range-address="Arkusz1.S8:Arkusz1.S10" chart:label-cell-address="Arkusz1.S1:Arkusz1.S1" chart:class="chart:bar">
            <chart:data-point chart:repeated="3"/>
          </chart:series>
          <chart:series chart:style-name="ch12" chart:values-cell-range-address="Arkusz1.T8:Arkusz1.T10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99.785">
                <text:p>99.785</text:p>
                <draw:g>
                  <svg:desc>Arkusz1.R8:Arkusz1.R10</svg:desc>
                </draw:g>
              </table:table-cell>
              <table:table-cell office:value-type="float" office:value="99.785">
                <text:p>99.785</text:p>
                <draw:g>
                  <svg:desc>Arkusz1.S8:Arkusz1.S10</svg:desc>
                </draw:g>
              </table:table-cell>
              <table:table-cell office:value-type="float" office:value="0">
                <text:p>0</text:p>
                <draw:g>
                  <svg:desc>Arkusz1.T8:Arkusz1.T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99.743">
                <text:p>99.743</text:p>
              </table:table-cell>
              <table:table-cell office:value-type="float" office:value="99.743">
                <text:p>99.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65.691">
                <text:p>65.691</text:p>
              </table:table-cell>
              <table:table-cell office:value-type="float" office:value="60.922">
                <text:p>60.922</text:p>
              </table:table-cell>
              <table:table-cell office:value-type="float" office:value="4.76900000000001">
                <text:p>4.769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Transpozycja macierzy</text:p>
        </chart:title>
        <chart:plot-area chart:style-name="ch3" table:cell-range-address="Arkusz1.Q8:Arkusz1.Q10 Arkusz1.U1:Arkusz1.U1 Arkusz1.U8:Arkusz1.U10" chart:data-source-has-labels="both" svg:x="1.331cm" svg:y="1.275cm" svg:width="14.349cm" svg:height="6.564cm">
          <chartooo:coordinate-region svg:x="2.455cm" svg:y="1.474cm" svg:width="13.225cm" svg:height="5.718cm"/>
          <chart:axis chart:dimension="x" chart:name="primary-x" chart:style-name="ch4" chartooo:axis-type="auto">
            <chartooo:date-scale/>
            <chart:title svg:x="7.575cm" svg:y="8.019cm" chart:style-name="ch5">
              <text:p>Technologia</text:p>
            </chart:title>
            <chart:categories table:cell-range-address="Arkusz1.Q8:Arkusz1.Q10"/>
          </chart:axis>
          <chart:axis chart:dimension="y" chart:name="primary-y" chart:style-name="ch6">
            <chart:title svg:x="0.451cm" svg:y="6.704cm" chart:style-name="ch7">
              <text:p>Procent poprawnych zapytań</text:p>
            </chart:title>
            <chart:grid chart:style-name="ch8" chart:class="major"/>
          </chart:axis>
          <chart:series chart:style-name="ch9" chart:values-cell-range-address="Arkusz1.U8:Arkusz1.U10" chart:label-cell-address="Arkusz1.U1:Arkusz1.U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 poprawnych zapytań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1">
                <text:p>1</text:p>
                <draw:g>
                  <svg:desc>Arkusz1.U8:Arkusz1.U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0.9274">
                <text:p>0.92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"/>
      <number:text>tyś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Odczyt pliku</text:p>
        </chart:title>
        <chart:legend chart:legend-position="end" svg:x="11.488cm" svg:y="3.454cm" style:legend-expansion="high" chart:style-name="ch3"/>
        <chart:plot-area chart:style-name="ch4" table:cell-range-address="Arkusz1.Q8:Arkusz1.Q10 Arkusz1.V1:Arkusz1.Y1 Arkusz1.V8:Arkusz1.Y10" chart:data-source-has-labels="both" svg:x="1.331cm" svg:y="1.275cm" svg:width="9.837cm" svg:height="6.564cm">
          <chartooo:coordinate-region svg:x="2.535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Technologia</text:p>
            </chart:title>
            <chart:categories table:cell-range-address="Arkusz1.Q8:Arkusz1.Q10"/>
          </chart:axis>
          <chart:axis chart:dimension="y" chart:name="primary-y" chart:style-name="ch7">
            <chart:title svg:x="0.451cm" svg:y="6.189cm" chart:style-name="ch8">
              <text:p>Czas odpowiedzi [ms]</text:p>
            </chart:title>
            <chart:grid chart:style-name="ch9" chart:class="major"/>
          </chart:axis>
          <chart:series chart:style-name="ch10" chart:values-cell-range-address="Arkusz1.V8:Arkusz1.V10" chart:label-cell-address="Arkusz1.V1:Arkusz1.V1" chart:class="chart:bar">
            <chart:data-point chart:repeated="3"/>
          </chart:series>
          <chart:series chart:style-name="ch11" chart:values-cell-range-address="Arkusz1.W8:Arkusz1.W10" chart:label-cell-address="Arkusz1.W1:Arkusz1.W1" chart:class="chart:bar">
            <chart:data-point chart:repeated="3"/>
          </chart:series>
          <chart:series chart:style-name="ch12" chart:values-cell-range-address="Arkusz1.X8:Arkusz1.X10" chart:label-cell-address="Arkusz1.X1:Arkusz1.X1" chart:class="chart:bar">
            <chart:data-point chart:repeated="3"/>
          </chart:series>
          <chart:series chart:style-name="ch13" chart:values-cell-range-address="Arkusz1.Y8:Arkusz1.Y10" chart:label-cell-address="Arkusz1.Y1:Arkusz1.Y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Arkusz1.V1:Arkusz1.V1</svg:desc>
                </draw:g>
              </table:table-cell>
              <table:table-cell office:value-type="string">
                <text:p>Maksimum</text:p>
                <draw:g>
                  <svg:desc>Arkusz1.W1:Arkusz1.W1</svg:desc>
                </draw:g>
              </table:table-cell>
              <table:table-cell office:value-type="string">
                <text:p>Średni</text:p>
                <draw:g>
                  <svg:desc>Arkusz1.X1:Arkusz1.X1</svg:desc>
                </draw:g>
              </table:table-cell>
              <table:table-cell office:value-type="string">
                <text:p>Odchylenie standardow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8:Arkusz1.Q10</svg:desc>
                </draw:g>
              </table:table-cell>
              <table:table-cell office:value-type="float" office:value="5">
                <text:p>5</text:p>
                <draw:g>
                  <svg:desc>Arkusz1.V8:Arkusz1.V10</svg:desc>
                </draw:g>
              </table:table-cell>
              <table:table-cell office:value-type="float" office:value="1418">
                <text:p>1418</text:p>
                <draw:g>
                  <svg:desc>Arkusz1.W8:Arkusz1.W10</svg:desc>
                </draw:g>
              </table:table-cell>
              <table:table-cell office:value-type="float" office:value="162">
                <text:p>162</text:p>
                <draw:g>
                  <svg:desc>Arkusz1.X8:Arkusz1.X10</svg:desc>
                </draw:g>
              </table:table-cell>
              <table:table-cell office:value-type="float" office:value="137">
                <text:p>137</text:p>
                <draw:g>
                  <svg:desc>Arkusz1.Y8:Arkusz1.Y10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19">
                <text:p>219</text:p>
              </table:table-cell>
              <table:table-cell office:value-type="float" office:value="1161">
                <text:p>1161</text:p>
              </table:table-cell>
              <table:table-cell office:value-type="float" office:value="644">
                <text:p>6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443">
                <text:p>443</text:p>
              </table:table-cell>
              <table:table-cell office:value-type="float" office:value="55303">
                <text:p>55303</text:p>
              </table:table-cell>
              <table:table-cell office:value-type="float" office:value="19058">
                <text:p>19058</text:p>
              </table:table-cell>
              <table:table-cell office:value-type="float" office:value="9461">
                <text:p>94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bar" chart:style-name="ch1">
        <chart:title svg:x="6.248cm" svg:y="0.316cm" chart:style-name="ch2">
          <text:p>Proste zapytanie</text:p>
        </chart:title>
        <chart:legend chart:legend-position="end" svg:x="13.733cm" svg:y="3.704cm" style:legend-expansion="high" chart:style-name="ch3"/>
        <chart:plot-area chart:style-name="ch4" table:cell-range-address="Arkusz1.Q11:Arkusz1.T13 Arkusz1.R1:Arkusz1.T1" chart:data-source-has-labels="both" svg:x="1.33cm" svg:y="1.275cm" svg:width="12.084cm" svg:height="6.566cm">
          <chartooo:coordinate-region svg:x="2.322cm" svg:y="1.475cm" svg:width="11.092cm" svg:height="5.719cm"/>
          <chart:axis chart:dimension="x" chart:name="primary-x" chart:style-name="ch5" chartooo:axis-type="auto">
            <chartooo:date-scale/>
            <chart:title svg:x="6.442cm" svg:y="8.021cm" chart:style-name="ch6">
              <text:p>Technologia</text:p>
            </chart:title>
            <chart:categories table:cell-range-address="Arkusz1.Q11:Arkusz1.Q13"/>
          </chart:axis>
          <chart:axis chart:dimension="y" chart:name="primary-y" chart:style-name="ch7">
            <chart:title svg:x="0.451cm" svg:y="7.142cm" chart:style-name="ch8">
              <text:p>Średnia liczba zapytań na sekundę</text:p>
            </chart:title>
            <chart:grid chart:style-name="ch9" chart:class="major"/>
          </chart:axis>
          <chart:series chart:style-name="ch10" chart:values-cell-range-address="Arkusz1.R11:Arkusz1.R13" chart:label-cell-address="Arkusz1.R1:Arkusz1.R1" chart:class="chart:bar">
            <chart:data-point chart:repeated="3"/>
          </chart:series>
          <chart:series chart:style-name="ch11" chart:values-cell-range-address="Arkusz1.S11:Arkusz1.S13" chart:label-cell-address="Arkusz1.S1:Arkusz1.S1" chart:class="chart:bar">
            <chart:data-point chart:repeated="3"/>
          </chart:series>
          <chart:series chart:style-name="ch12" chart:values-cell-range-address="Arkusz1.T11:Arkusz1.T13" chart:label-cell-address="Arkusz1.T1:Arkusz1.T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łkowita</text:p>
                <draw:g>
                  <svg:desc>Arkusz1.R1:Arkusz1.R1</svg:desc>
                </draw:g>
              </table:table-cell>
              <table:table-cell office:value-type="string">
                <text:p>Poprawne</text:p>
                <draw:g>
                  <svg:desc>Arkusz1.S1:Arkusz1.S1</svg:desc>
                </draw:g>
              </table:table-cell>
              <table:table-cell office:value-type="string">
                <text:p>Błędn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</text:p>
                <draw:g>
                  <svg:desc>Arkusz1.Q11:Arkusz1.Q13</svg:desc>
                </draw:g>
              </table:table-cell>
              <table:table-cell office:value-type="float" office:value="2361.052">
                <text:p>2361.052</text:p>
                <draw:g>
                  <svg:desc>Arkusz1.R11:Arkusz1.R13</svg:desc>
                </draw:g>
              </table:table-cell>
              <table:table-cell office:value-type="float" office:value="2308.077">
                <text:p>2308.077</text:p>
                <draw:g>
                  <svg:desc>Arkusz1.S11:Arkusz1.S13</svg:desc>
                </draw:g>
              </table:table-cell>
              <table:table-cell office:value-type="float" office:value="52.9749999999999">
                <text:p>52.9749999999999</text:p>
                <draw:g>
                  <svg:desc>Arkusz1.T11:Arkusz1.T1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41.328">
                <text:p>1741.328</text:p>
              </table:table-cell>
              <table:table-cell office:value-type="float" office:value="1667.575">
                <text:p>1667.575</text:p>
              </table:table-cell>
              <table:table-cell office:value-type="float" office:value="73.7529999999999">
                <text:p>73.7529999999999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713.936">
                <text:p>2713.936</text:p>
              </table:table-cell>
              <table:table-cell office:value-type="float" office:value="2707.973">
                <text:p>2707.973</text:p>
              </table:table-cell>
              <table:table-cell office:value-type="float" office:value="5.96300000000019">
                <text:p>5.963000000000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